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svg+xml" manifest:full-path="Pictures/100004210000373B0000373B76223B40.svg"/>
  <manifest:file-entry manifest:media-type="image/png" manifest:full-path="Pictures/10000201000001DF000001DFE3D7BC5C.png"/>
  <manifest:file-entry manifest:media-type="image/png" manifest:full-path="Pictures/10000201000001DF000001DF57BFEAA0.png"/>
  <manifest:file-entry manifest:media-type="image/png" manifest:full-path="Pictures/10000201000001DF000001DFA4EEED3B.png"/>
  <manifest:file-entry manifest:media-type="image/svg+xml" manifest:full-path="Pictures/100002880000373B0000373B7BC16861.svg"/>
  <manifest:file-entry manifest:media-type="image/png" manifest:full-path="Pictures/10000201000001DF000001DF38323E06.png"/>
  <manifest:file-entry manifest:media-type="image/svg+xml" manifest:full-path="Pictures/100002A60000373B0000373BD6EFDE6A.svg"/>
  <manifest:file-entry manifest:media-type="image/svg+xml" manifest:full-path="Pictures/1000037B00000F0F00000C7E0E122C15.svg"/>
  <manifest:file-entry manifest:media-type="image/png" manifest:full-path="Pictures/10000201000000830000006C49CC42BD.png"/>
  <manifest:file-entry manifest:media-type="image/svg+xml" manifest:full-path="Pictures/1000034600000EA100000E1CB21489DD.svg"/>
  <manifest:file-entry manifest:media-type="image/png" manifest:full-path="Pictures/100000000000012600000064B54CA434.png"/>
  <manifest:file-entry manifest:media-type="image/png" manifest:full-path="Pictures/100002010000007F0000007A22B069B2.png"/>
  <manifest:file-entry manifest:media-type="image/svg+xml" manifest:full-path="Pictures/10000A730000373B0000373B3BBE46AD.svg"/>
  <manifest:file-entry manifest:media-type="image/svg+xml" manifest:full-path="Pictures/100003090000373B0000373BE9688BC2.svg"/>
  <manifest:file-entry manifest:media-type="image/png" manifest:full-path="Pictures/10000201000001DF000001DF5B29CD82.png"/>
  <manifest:file-entry manifest:media-type="image/svg+xml" manifest:full-path="Pictures/100003690000373B0000373B7AECE164.svg"/>
  <manifest:file-entry manifest:media-type="image/svg+xml" manifest:full-path="Pictures/100003830000373B0000373B7D61FE99.svg"/>
  <manifest:file-entry manifest:media-type="image/png" manifest:full-path="Pictures/10000201000001180000011861964D4F.png"/>
  <manifest:file-entry manifest:media-type="image/png" manifest:full-path="Pictures/10000201000001DF000001DF69C35A85.png"/>
  <manifest:file-entry manifest:media-type="image/svg+xml" manifest:full-path="Pictures/100006ED0000373B0000373BC82124B4.svg"/>
  <manifest:file-entry manifest:media-type="image/svg+xml" manifest:full-path="Pictures/100002780000373B0000373B9E1C8C8D.svg"/>
  <manifest:file-entry manifest:media-type="image/png" manifest:full-path="Pictures/10000201000001DF000001DF11066AC9.png"/>
  <manifest:file-entry manifest:media-type="image/png" manifest:full-path="Pictures/10000201000001DF000001DFE06B2CA2.png"/>
  <manifest:file-entry manifest:media-type="image/png" manifest:full-path="Pictures/10000201000001DF000001DF4BD666E9.png"/>
  <manifest:file-entry manifest:media-type="image/svg+xml" manifest:full-path="Pictures/10000C3300000B0200000B02A7E95921.svg"/>
  <manifest:file-entry manifest:media-type="image/png" manifest:full-path="Pictures/1000020100000200000002006E0CCC2E.png"/>
  <manifest:file-entry manifest:media-type="image/png" manifest:full-path="Pictures/100002010000005F0000005F618F78D0.png"/>
  <manifest:file-entry manifest:media-type="image/svg+xml" manifest:full-path="Pictures/10000C390000000000000000BFE30AFB.svg"/>
  <manifest:file-entry manifest:media-type="image/png" manifest:full-path="Pictures/10000000000000B1000000B5F173FA4B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2cm" svg:stroke-color="#666666" draw:marker-start-width="0.508cm" draw:marker-end="Arrow" draw:marker-end-width="0.457cm" draw:fill="none" draw:textarea-vertical-align="middle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draw:stroke="dash" draw:stroke-dash="Fine_20_Dashed" svg:stroke-width="0.102cm" svg:stroke-color="#666666" draw:marker-start-width="0.508cm" draw:marker-end="Arrow" draw:marker-end-width="0.457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78cm, 2.845cm, 4.953cm, 5.69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5cm" fo:min-width="4.9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6cm" fo:min-width="7.9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6cm" fo:min-width="4.76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cm" svg:height="0cm" svg:x="20.245cm" svg:y="12.049cm">
          <draw:image xlink:href="Pictures/10000C390000000000000000BFE30AFB.svg" xlink:type="simple" xlink:show="embed" xlink:actuate="onLoad">
            <text:p/>
          </draw:image>
        </draw:frame>
        <draw:frame draw:style-name="gr1" draw:text-style-name="P1" draw:layer="layout" svg:width="0cm" svg:height="0cm" svg:x="16.562cm" svg:y="6.207cm">
          <draw:image xlink:href="Pictures/10000C390000000000000000BFE30AFB.svg" xlink:type="simple" xlink:show="embed" xlink:actuate="onLoad">
            <text:p/>
          </draw:image>
        </draw:frame>
        <draw:frame draw:style-name="gr1" draw:text-style-name="P1" draw:layer="layout" svg:width="0cm" svg:height="0cm" svg:x="26.849cm" svg:y="8.747cm">
          <draw:image xlink:href="Pictures/10000C390000000000000000BFE30AFB.svg" xlink:type="simple" xlink:show="embed" xlink:actuate="onLoad">
            <text:p/>
          </draw:image>
        </draw:frame>
        <draw:frame draw:style-name="gr1" draw:text-style-name="P1" draw:layer="layout" svg:width="0cm" svg:height="0cm" svg:x="23.928cm" svg:y="12.811cm">
          <draw:image xlink:href="Pictures/10000C390000000000000000BFE30AFB.svg" xlink:type="simple" xlink:show="embed" xlink:actuate="onLoad">
            <text:p/>
          </draw:image>
        </draw:frame>
        <draw:frame draw:style-name="gr1" draw:text-style-name="P1" draw:layer="layout" svg:width="0cm" svg:height="0cm" svg:x="39.168cm" svg:y="8.874cm">
          <draw:image xlink:href="Pictures/10000C390000000000000000BFE30AFB.svg" xlink:type="simple" xlink:show="embed" xlink:actuate="onLoad">
            <text:p/>
          </draw:image>
        </draw:frame>
        <draw:frame draw:style-name="gr1" draw:text-style-name="P1" draw:layer="layout" svg:width="0cm" svg:height="0cm" svg:x="22.404cm" svg:y="8.874cm">
          <draw:image xlink:href="Pictures/10000C390000000000000000BFE30AFB.svg" xlink:type="simple" xlink:show="embed" xlink:actuate="onLoad">
            <text:p/>
          </draw:image>
        </draw:frame>
        <draw:frame draw:style-name="gr1" draw:text-style-name="P1" draw:layer="layout" svg:width="0cm" svg:height="0cm" svg:x="23.435cm" svg:y="-1.36cm">
          <draw:image xlink:href="Pictures/10000C390000000000000000BFE30AFB.svg" xlink:type="simple" xlink:show="embed" xlink:actuate="onLoad">
            <text:p/>
          </draw:image>
        </draw:frame>
        <draw:frame draw:style-name="gr1" draw:text-style-name="P1" draw:layer="layout" svg:width="3.96cm" svg:height="3.833cm" svg:x="14.657cm" svg:y="3.201cm">
          <draw:image xlink:href="Pictures/100002010000005F0000005F618F78D0.png" xlink:type="simple" xlink:show="embed" xlink:actuate="onLoad"/>
          <draw:image xlink:href="Pictures/10000C3300000B0200000B02A7E95921.svg" xlink:type="simple" xlink:show="embed" xlink:actuate="onLoad">
            <text:p/>
          </draw:image>
        </draw:frame>
        <draw:line draw:style-name="gr2" draw:text-style-name="P1" draw:layer="layout" svg:x1="10.212cm" svg:y1="4.937cm" svg:x2="14.149cm" svg:y2="4.937cm">
          <text:p/>
        </draw:line>
        <draw:line draw:style-name="gr2" draw:text-style-name="P1" draw:layer="layout" svg:x1="13.833cm" svg:y1="5.545cm" svg:x2="10.277cm" svg:y2="5.545cm">
          <text:p/>
        </draw:line>
        <draw:g>
          <draw:frame draw:style-name="gr1" draw:text-style-name="P1" draw:layer="layout" svg:width="2.336cm" svg:height="2.336cm" svg:x="21.882cm" svg:y="9.401cm">
            <draw:image xlink:href="Pictures/10000201000001DF000001DFE06B2CA2.png" xlink:type="simple" xlink:show="embed" xlink:actuate="onLoad"/>
            <draw:image xlink:href="Pictures/100006ED0000373B0000373BC82124B4.svg" xlink:type="simple" xlink:show="embed" xlink:actuate="onLoad">
              <text:p/>
            </draw:image>
          </draw:frame>
          <draw:g>
            <draw:g>
              <draw:frame draw:style-name="gr3" draw:text-style-name="P1" draw:layer="layout" svg:width="2.127cm" svg:height="1.985cm" svg:x="20.009cm" svg:y="10.19cm">
                <draw:image xlink:href="Pictures/10000201000001DF000001DF69C35A85.png" xlink:type="simple" xlink:show="embed" xlink:actuate="onLoad"/>
                <draw:image xlink:href="Pictures/100003830000373B0000373B7D61FE99.svg" xlink:type="simple" xlink:show="embed" xlink:actuate="onLoad">
                  <text:p/>
                </draw:image>
              </draw:frame>
              <draw:frame draw:style-name="gr3" draw:text-style-name="P1" draw:layer="layout" svg:width="2.127cm" svg:height="1.985cm" svg:x="21.728cm" svg:y="11.226cm">
                <draw:image xlink:href="Pictures/10000201000001DF000001DF69C35A85.png" xlink:type="simple" xlink:show="embed" xlink:actuate="onLoad"/>
                <draw:image xlink:href="Pictures/100003830000373B0000373B7D61FE99.svg" xlink:type="simple" xlink:show="embed" xlink:actuate="onLoad">
                  <text:p/>
                </draw:image>
              </draw:frame>
            </draw:g>
          </draw:g>
        </draw:g>
        <draw:line draw:style-name="gr2" draw:text-style-name="P1" draw:layer="layout" svg:x1="19.048cm" svg:y1="6.718cm" svg:x2="21.226cm" svg:y2="8.739cm">
          <text:p/>
        </draw:line>
        <draw:frame draw:style-name="gr1" draw:text-style-name="P1" draw:layer="layout" svg:width="2.413cm" svg:height="2.413cm" svg:x="11.06cm" svg:y="15.216cm">
          <draw:image xlink:href="Pictures/10000201000001180000011861964D4F.png" xlink:type="simple" xlink:show="embed" xlink:actuate="onLoad">
            <text:p/>
          </draw:image>
        </draw:frame>
        <draw:frame draw:style-name="gr1" draw:text-style-name="P1" draw:layer="layout" svg:width="2.286cm" svg:height="2.286cm" svg:x="11.056cm" svg:y="12.524cm">
          <draw:image xlink:href="Pictures/1000020100000200000002006E0CCC2E.png" xlink:type="simple" xlink:show="embed" xlink:actuate="onLoad">
            <text:p/>
          </draw:image>
        </draw:frame>
        <draw:line draw:style-name="gr2" draw:text-style-name="P1" draw:layer="layout" svg:x1="19.423cm" svg:y1="12.06cm" svg:x2="13.835cm" svg:y2="13.584cm">
          <text:p/>
        </draw:line>
        <draw:line draw:style-name="gr2" draw:text-style-name="P1" draw:layer="layout" svg:x1="19.423cm" svg:y1="10.863cm" svg:x2="13.835cm" svg:y2="10.736cm">
          <text:p/>
        </draw:line>
        <draw:line draw:style-name="gr4" draw:text-style-name="P1" draw:layer="layout" svg:x1="19.65cm" svg:y1="13.13cm" svg:x2="14.062cm" svg:y2="16.305cm">
          <text:p/>
        </draw:line>
        <draw:frame draw:style-name="gr1" draw:text-style-name="P1" draw:layer="layout" svg:width="2.121cm" svg:height="2.458cm" svg:x="11.025cm" svg:y="9.467cm">
          <draw:image xlink:href="Pictures/10000201000001DF000001DF5B29CD82.png" xlink:type="simple" xlink:show="embed" xlink:actuate="onLoad"/>
          <draw:image xlink:href="Pictures/10000A730000373B0000373B3BBE46AD.svg" xlink:type="simple" xlink:show="embed" xlink:actuate="onLoad">
            <text:p/>
          </draw:image>
        </draw:frame>
        <draw:frame draw:style-name="gr1" draw:text-style-name="P1" draw:layer="layout" svg:width="3.332cm" svg:height="1.133cm" svg:x="14.95cm" svg:y="7.279cm">
          <draw:image xlink:href="Pictures/100000000000012600000064B54CA434.png" xlink:type="simple" xlink:show="embed" xlink:actuate="onLoad">
            <text:p/>
          </draw:image>
        </draw:frame>
        <draw:g>
          <draw:frame draw:style-name="gr5" draw:text-style-name="P2" draw:layer="layout" svg:width="0.997cm" svg:height="1.195cm" svg:x="6.426cm" svg:y="7.366cm">
            <draw:text-box>
              <text:p text:style-name="P2"><text:span text:style-name="T1">+</text:span></text:p>
            </draw:text-box>
          </draw:frame>
          <draw:frame draw:style-name="gr5" draw:text-style-name="P2" draw:layer="layout" svg:width="1.836cm" svg:height="1.119cm" svg:x="7.061cm" svg:y="7.431cm">
            <draw:text-box>
              <text:p text:style-name="P2"><text:span text:style-name="T2">Gift </text:span></text:p>
            </draw:text-box>
          </draw:frame>
          <draw:g>
            <draw:frame draw:style-name="gr1" draw:text-style-name="P1" draw:layer="layout" svg:width="3.367cm" svg:height="3.683cm" svg:x="6.183cm" svg:y="3.286cm">
              <draw:image xlink:href="Pictures/10000201000001DF000001DF4BD666E9.png" xlink:type="simple" xlink:show="embed" xlink:actuate="onLoad"/>
              <draw:image xlink:href="Pictures/100002780000373B0000373B9E1C8C8D.svg" xlink:type="simple" xlink:show="embed" xlink:actuate="onLoad">
                <text:p/>
              </draw:image>
            </draw:frame>
            <draw:frame draw:style-name="gr1" draw:text-style-name="P1" draw:layer="layout" svg:width="1.263cm" svg:height="1.201cm" svg:x="5.282cm" svg:y="7.292cm">
              <draw:image xlink:href="Pictures/10000000000000B1000000B5F173FA4B.png" xlink:type="simple" xlink:show="embed" xlink:actuate="onLoad">
                <text:p/>
              </draw:image>
            </draw:frame>
            <draw:frame draw:style-name="gr1" draw:text-style-name="P1" draw:layer="layout" svg:width="1.323cm" svg:height="1.323cm" svg:x="9.377cm" svg:y="7.241cm">
              <draw:image xlink:href="Pictures/10000201000001DF000001DFE06B2CA2.png" xlink:type="simple" xlink:show="embed" xlink:actuate="onLoad"/>
              <draw:image xlink:href="Pictures/100006ED0000373B0000373BC82124B4.svg" xlink:type="simple" xlink:show="embed" xlink:actuate="onLoad">
                <text:p/>
              </draw:image>
            </draw:frame>
          </draw:g>
          <draw:frame draw:style-name="gr5" draw:text-style-name="P2" draw:layer="layout" svg:width="0.997cm" svg:height="1.195cm" svg:x="8.527cm" svg:y="7.367cm">
            <draw:text-box>
              <text:p text:style-name="P2"><text:span text:style-name="T1">+</text:span></text:p>
            </draw:text-box>
          </draw:frame>
        </draw:g>
      </draw:page>
      <draw:page draw:name="page2" draw:style-name="dp1" draw:master-page-name="Default">
        <draw:frame draw:style-name="gr1" draw:text-style-name="P1" draw:layer="layout" svg:width="0cm" svg:height="0cm" svg:x="17.245cm" svg:y="16.749cm">
          <draw:image xlink:href="Pictures/10000C390000000000000000BFE30AFB.svg" xlink:type="simple" xlink:show="embed" xlink:actuate="onLoad">
            <text:p/>
          </draw:image>
        </draw:frame>
        <draw:frame draw:style-name="gr1" draw:text-style-name="P1" draw:layer="layout" svg:width="0cm" svg:height="0cm" svg:x="13.559cm" svg:y="10.95cm">
          <draw:image xlink:href="Pictures/10000C390000000000000000BFE30AFB.svg" xlink:type="simple" xlink:show="embed" xlink:actuate="onLoad">
            <text:p/>
          </draw:image>
        </draw:frame>
        <draw:frame draw:style-name="gr1" draw:text-style-name="P1" draw:layer="layout" svg:width="0cm" svg:height="0cm" svg:x="23.849cm" svg:y="13.447cm">
          <draw:image xlink:href="Pictures/10000C390000000000000000BFE30AFB.svg" xlink:type="simple" xlink:show="embed" xlink:actuate="onLoad">
            <text:p/>
          </draw:image>
        </draw:frame>
        <draw:frame draw:style-name="gr1" draw:text-style-name="P1" draw:layer="layout" svg:width="0cm" svg:height="0cm" svg:x="23.341cm" svg:y="15.098cm">
          <draw:image xlink:href="Pictures/10000C390000000000000000BFE30AFB.svg" xlink:type="simple" xlink:show="embed" xlink:actuate="onLoad">
            <text:p/>
          </draw:image>
        </draw:frame>
        <draw:frame draw:style-name="gr1" draw:text-style-name="P1" draw:layer="layout" svg:width="0cm" svg:height="0cm" svg:x="38.073cm" svg:y="10.145cm">
          <draw:image xlink:href="Pictures/10000C390000000000000000BFE30AFB.svg" xlink:type="simple" xlink:show="embed" xlink:actuate="onLoad">
            <text:p/>
          </draw:image>
        </draw:frame>
        <draw:frame draw:style-name="gr1" draw:text-style-name="P1" draw:layer="layout" svg:width="0cm" svg:height="0cm" svg:x="19.404cm" svg:y="13.574cm">
          <draw:image xlink:href="Pictures/10000C390000000000000000BFE30AFB.svg" xlink:type="simple" xlink:show="embed" xlink:actuate="onLoad">
            <text:p/>
          </draw:image>
        </draw:frame>
        <draw:frame draw:style-name="gr1" draw:text-style-name="P1" draw:layer="layout" svg:width="0cm" svg:height="0cm" svg:x="20.435cm" svg:y="3.34cm">
          <draw:image xlink:href="Pictures/10000C390000000000000000BFE30AFB.svg" xlink:type="simple" xlink:show="embed" xlink:actuate="onLoad">
            <text:p/>
          </draw:image>
        </draw:frame>
        <draw:line draw:style-name="gr2" draw:text-style-name="P1" draw:layer="layout" svg:x1="7.979cm" svg:y1="10.954cm" svg:x2="12.661cm" svg:y2="10.954cm">
          <text:p/>
        </draw:line>
        <draw:frame draw:style-name="gr1" draw:text-style-name="P1" draw:layer="layout" svg:width="3.386cm" svg:height="2.511cm" svg:x="13.956cm" svg:y="12.73cm">
          <draw:image xlink:href="Pictures/100002010000007F0000007A22B069B2.png" xlink:type="simple" xlink:show="embed" xlink:actuate="onLoad"/>
          <draw:image xlink:href="Pictures/1000034600000EA100000E1CB21489DD.svg" xlink:type="simple" xlink:show="embed" xlink:actuate="onLoad">
            <text:p/>
          </draw:image>
        </draw:frame>
        <draw:frame draw:style-name="gr1" draw:text-style-name="P1" draw:layer="layout" svg:width="2.599cm" svg:height="2.111cm" svg:x="14.172cm" svg:y="9.8cm">
          <draw:image xlink:href="Pictures/10000201000000830000006C49CC42BD.png" xlink:type="simple" xlink:show="embed" xlink:actuate="onLoad"/>
          <draw:image xlink:href="Pictures/1000037B00000F0F00000C7E0E122C15.svg" xlink:type="simple" xlink:show="embed" xlink:actuate="onLoad">
            <text:p/>
          </draw:image>
        </draw:frame>
        <draw:g>
          <draw:frame draw:style-name="gr1" draw:text-style-name="P1" draw:layer="layout" svg:width="4.403cm" svg:height="4.612cm" svg:x="13.503cm" svg:y="4.816cm">
            <draw:image xlink:href="Pictures/10000201000001DF000001DF38323E06.png" xlink:type="simple" xlink:show="embed" xlink:actuate="onLoad"/>
            <draw:image xlink:href="Pictures/100002A60000373B0000373BD6EFDE6A.svg" xlink:type="simple" xlink:show="embed" xlink:actuate="onLoad">
              <text:p/>
            </draw:image>
          </draw:frame>
          <draw:g>
            <draw:frame draw:style-name="gr1" draw:text-style-name="P1" draw:layer="layout" svg:width="1.025cm" svg:height="1.19cm" svg:x="14.084cm" svg:y="5.69cm">
              <draw:image xlink:href="Pictures/10000201000001DF000001DF11066AC9.png" xlink:type="simple" xlink:show="embed" xlink:actuate="onLoad"/>
              <draw:image xlink:href="Pictures/100003690000373B0000373B7AECE164.svg" xlink:type="simple" xlink:show="embed" xlink:actuate="onLoad">
                <text:p/>
              </draw:image>
            </draw:frame>
            <draw:frame draw:style-name="gr1" draw:text-style-name="P1" draw:layer="layout" svg:width="1.154cm" svg:height="1.119cm" svg:x="16.394cm" svg:y="5.634cm">
              <draw:image xlink:href="Pictures/10000201000001DF000001DFA4EEED3B.png" xlink:type="simple" xlink:show="embed" xlink:actuate="onLoad"/>
              <draw:image xlink:href="Pictures/100002880000373B0000373B7BC16861.svg" xlink:type="simple" xlink:show="embed" xlink:actuate="onLoad">
                <text:p/>
              </draw:image>
            </draw:frame>
            <draw:frame draw:style-name="gr6" draw:text-style-name="P1" draw:layer="layout" svg:width="1.33cm" svg:height="0.891cm" svg:x="13.914cm" svg:y="7.217cm">
              <draw:image xlink:href="Pictures/10000201000001DF000001DF57BFEAA0.png" xlink:type="simple" xlink:show="embed" xlink:actuate="onLoad"/>
              <draw:image xlink:href="Pictures/100003090000373B0000373BE9688BC2.svg" xlink:type="simple" xlink:show="embed" xlink:actuate="onLoad">
                <text:p/>
              </draw:image>
            </draw:frame>
            <draw:frame draw:style-name="gr1" draw:text-style-name="P1" draw:layer="layout" svg:width="1.078cm" svg:height="1.075cm" svg:x="16.421cm" svg:y="6.975cm">
              <draw:image xlink:href="Pictures/10000201000001DF000001DFE3D7BC5C.png" xlink:type="simple" xlink:show="embed" xlink:actuate="onLoad"/>
              <draw:image xlink:href="Pictures/100004210000373B0000373B76223B40.svg" xlink:type="simple" xlink:show="embed" xlink:actuate="onLoad">
                <text:p/>
              </draw:image>
            </draw:frame>
          </draw:g>
        </draw:g>
        <draw:frame draw:style-name="gr7" draw:text-style-name="P3" draw:layer="layout" svg:width="5.414cm" svg:height="2.305cm" svg:x="18.979cm" svg:y="5.731cm">
          <draw:text-box>
            <text:p text:style-name="P3"><text:span text:style-name="T2">Cours</text:span></text:p>
            <text:p text:style-name="P3"><text:span text:style-name="T2">Multimedia</text:span></text:p>
          </draw:text-box>
        </draw:frame>
        <draw:frame draw:style-name="gr8" draw:text-style-name="P3" draw:layer="layout" svg:width="8.496cm" svg:height="2.306cm" svg:x="18.147cm" svg:y="9.445cm">
          <draw:text-box>
            <text:p text:style-name="P3"><text:span text:style-name="T2">Quiz testant </text:span></text:p>
            <text:p text:style-name="P3"><text:span text:style-name="T2">la compréhension</text:span></text:p>
          </draw:text-box>
        </draw:frame>
        <draw:frame draw:style-name="gr9" draw:text-style-name="P3" draw:layer="layout" svg:width="5.264cm" svg:height="2.306cm" svg:x="19.336cm" svg:y="12.578cm">
          <draw:text-box>
            <text:p text:style-name="P3"><text:span text:style-name="T2">Activité de</text:span></text:p>
            <text:p text:style-name="P3"><text:span text:style-name="T2">Réflexion</text:span></text:p>
          </draw:text-box>
        </draw:frame>
        <draw:g>
          <draw:frame draw:style-name="gr5" draw:text-style-name="P2" draw:layer="layout" svg:width="0.997cm" svg:height="1.195cm" svg:x="4.326cm" svg:y="12.366cm">
            <draw:text-box>
              <text:p text:style-name="P2"><text:span text:style-name="T1">+</text:span></text:p>
            </draw:text-box>
          </draw:frame>
          <draw:frame draw:style-name="gr5" draw:text-style-name="P2" draw:layer="layout" svg:width="1.836cm" svg:height="1.119cm" svg:x="4.961cm" svg:y="12.431cm">
            <draw:text-box>
              <text:p text:style-name="P2"><text:span text:style-name="T2">Gift </text:span></text:p>
            </draw:text-box>
          </draw:frame>
          <draw:g>
            <draw:frame draw:style-name="gr1" draw:text-style-name="P1" draw:layer="layout" svg:width="3.367cm" svg:height="3.683cm" svg:x="4.083cm" svg:y="8.286cm">
              <draw:image xlink:href="Pictures/10000201000001DF000001DF4BD666E9.png" xlink:type="simple" xlink:show="embed" xlink:actuate="onLoad"/>
              <draw:image xlink:href="Pictures/100002780000373B0000373B9E1C8C8D.svg" xlink:type="simple" xlink:show="embed" xlink:actuate="onLoad">
                <text:p/>
              </draw:image>
            </draw:frame>
            <draw:frame draw:style-name="gr1" draw:text-style-name="P1" draw:layer="layout" svg:width="1.263cm" svg:height="1.201cm" svg:x="3.182cm" svg:y="12.292cm">
              <draw:image xlink:href="Pictures/10000000000000B1000000B5F173FA4B.png" xlink:type="simple" xlink:show="embed" xlink:actuate="onLoad">
                <text:p/>
              </draw:image>
            </draw:frame>
            <draw:frame draw:style-name="gr1" draw:text-style-name="P1" draw:layer="layout" svg:width="1.323cm" svg:height="1.323cm" svg:x="7.277cm" svg:y="12.241cm">
              <draw:image xlink:href="Pictures/10000201000001DF000001DFE06B2CA2.png" xlink:type="simple" xlink:show="embed" xlink:actuate="onLoad"/>
              <draw:image xlink:href="Pictures/100006ED0000373B0000373BC82124B4.svg" xlink:type="simple" xlink:show="embed" xlink:actuate="onLoad">
                <text:p/>
              </draw:image>
            </draw:frame>
          </draw:g>
          <draw:frame draw:style-name="gr5" draw:text-style-name="P2" draw:layer="layout" svg:width="0.997cm" svg:height="1.195cm" svg:x="6.427cm" svg:y="12.367cm">
            <draw:text-box>
              <text:p text:style-name="P2"><text:span text:style-name="T1">+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12T09:55:37</meta:creation-date>
    <dc:date>2016-05-12T12:13:52</dc:date>
    <meta:editing-duration>PT2H18M16S</meta:editing-duration>
    <meta:editing-cycles>11</meta:editing-cycles>
    <meta:generator>OpenOffice/4.1.2$Unix OpenOffice.org_project/412m3$Build-9782</meta:generator>
    <meta:document-statistic meta:object-count="60"/>
  </office:meta>
</office:document-meta>
</file>